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495e" officeooo:paragraph-rsid="000c495e"/>
    </style:style>
    <style:style style:name="P2" style:family="paragraph" style:parent-style-name="Standard">
      <style:text-properties officeooo:rsid="000caaac" officeooo:paragraph-rsid="000caaac"/>
    </style:style>
    <style:style style:name="T1" style:family="text">
      <style:text-properties officeooo:rsid="000c495e"/>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1.</text:span></text:span></text:p>
      <text:p text:style-name="Text_20_body"><text:span text:style-name="Strong_20_Emphasis"><text:span text:style-name="T2">Temporary location refers to the reuse of certain data, and / or resources, in a very short period of time. It means the tendency to kill where the recently used memory location has access. Local location refers to the use of data objects within nearby storage locations. It means a tendency to kill that involves many areas of memory.</text:span></text:span></text:p>
      <text:p text:style-name="Standard"/>
      <text:p text:style-name="P1">2.</text:p>
      <text:p text:style-name="P1"><text:s/>A is write-through and B is write-back caches. Write through cache is every write from every processor goes to shared bus and memory. Write-back cache is absorbs most writes as cache hits and don’t impact on memory. So, B is write-back cache and A is write-through cache.</text:p>
      <text:p text:style-name="P1"/>
      <text:p text:style-name="P2">3.)</text:p>
      <text:p text:style-name="P2">a.) <text:s/>In computers, thrashing occurs when a computer’s virtual memory is overused i.e, it’s resources are used more than the limit. This causes thrashing.</text:p>
      <text:p text:style-name="P2"/>
      <text:p text:style-name="P2">b.) Whenever the system restarts, before loading the computer checks bios. If there is an error in the bios, it leads to POST test failure. This might be due to hardware failure or internal OS error or excess heat issue of processor among other things. When the BIOS encounters errors, it displays the POST error messag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6T15:36:32.666158335</meta:creation-date>
    <dc:date>2020-10-26T15:53:16.000066619</dc:date>
    <meta:editing-duration>PT6M33S</meta:editing-duration>
    <meta:editing-cycles>1</meta:editing-cycles>
    <meta:generator>LibreOffice/6.4.6.2$Linux_X86_64 LibreOffice_project/40$Build-2</meta:generator>
    <meta:document-statistic meta:table-count="0" meta:image-count="0" meta:object-count="0" meta:page-count="1" meta:paragraph-count="7" meta:word-count="189" meta:character-count="1088" meta:non-whitespace-character-count="904"/>
  </office:meta>
</office:document-meta>
</file>